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Open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Open Sans Light" fo:font-size="15pt" fo:font-weight="bold" officeooo:rsid="001911bc" officeooo:paragraph-rsid="001911bc" style:font-size-asian="15pt" style:font-weight-asian="bold" style:font-size-complex="15pt" style:font-weight-complex="bold"/>
    </style:style>
    <style:style style:name="P3" style:family="paragraph" style:parent-style-name="Standard">
      <style:text-properties fo:color="#000000" style:font-name="Open Sans Light" fo:font-size="15pt" fo:font-weight="bold" officeooo:rsid="001911bc" officeooo:paragraph-rsid="004f46f9" style:font-size-asian="15pt" style:font-weight-asian="bold" style:font-size-complex="15pt" style:font-weight-complex="bold"/>
    </style:style>
    <style:style style:name="P4" style:family="paragraph" style:parent-style-name="Standard">
      <style:text-properties fo:color="#000000" style:font-name="Open Sans Light" fo:font-size="15pt" fo:font-weight="normal" officeooo:rsid="001911bc" officeooo:paragraph-rsid="001911bc" style:font-size-asian="15pt" style:font-weight-asian="normal" style:font-size-complex="15pt" style:font-weight-complex="normal"/>
    </style:style>
    <style:style style:name="P5" style:family="paragraph" style:parent-style-name="Standard">
      <style:text-properties fo:color="#000000" style:font-name="Open Sans Light" fo:font-size="14pt" fo:font-weight="bold" officeooo:rsid="001b0860" officeooo:paragraph-rsid="001b0860" style:font-size-asian="12.25pt" style:font-weight-asian="bold" style:font-size-complex="14pt" style:font-weight-complex="bold"/>
    </style:style>
    <style:style style:name="P6" style:family="paragraph" style:parent-style-name="Standard">
      <style:text-properties fo:color="#000000" style:font-name="Open Sans Light" fo:font-size="14pt" fo:font-weight="bold" officeooo:rsid="001b0860" officeooo:paragraph-rsid="001911bc" style:font-size-asian="12.25pt" style:font-weight-asian="bold" style:font-size-complex="14pt" style:font-weight-complex="bold"/>
    </style:style>
    <style:style style:name="P7" style:family="paragraph" style:parent-style-name="Standard">
      <style:text-properties fo:color="#000000" style:font-name="Open Sans Light" fo:font-size="14pt" fo:font-weight="bold" officeooo:rsid="0023e6a8" officeooo:paragraph-rsid="0023e6a8" style:font-size-asian="12.25pt" style:font-weight-asian="bold" style:font-size-complex="14pt" style:font-weight-complex="bold"/>
    </style:style>
    <style:style style:name="P8" style:family="paragraph" style:parent-style-name="Standard">
      <style:text-properties fo:color="#000000" style:font-name="Open Sans Light" fo:font-size="14pt" fo:font-weight="bold" officeooo:rsid="002b7a6f" officeooo:paragraph-rsid="002b7a6f" style:font-size-asian="12.25pt" style:font-weight-asian="bold" style:font-size-complex="14pt" style:font-weight-complex="bold"/>
    </style:style>
    <style:style style:name="P9" style:family="paragraph" style:parent-style-name="Standard">
      <style:text-properties fo:color="#000000" style:font-name="Open Sans Light" fo:font-size="14pt" fo:font-weight="bold" officeooo:rsid="0036e158" officeooo:paragraph-rsid="0036e158" style:font-size-asian="12.25pt" style:font-weight-asian="bold" style:font-size-complex="14pt" style:font-weight-complex="bold"/>
    </style:style>
    <style:style style:name="P10" style:family="paragraph" style:parent-style-name="Standard">
      <style:text-properties fo:color="#000000" style:font-name="Open Sans Light" fo:font-size="12pt" fo:font-weight="normal" officeooo:rsid="001ca943" officeooo:paragraph-rsid="002256a2" style:font-size-asian="10.5pt" style:font-weight-asian="normal" style:font-size-complex="12pt" style:font-weight-complex="normal"/>
    </style:style>
    <style:style style:name="P11" style:family="paragraph" style:parent-style-name="Standard">
      <style:text-properties fo:color="#000000" style:font-name="Open Sans Light" fo:font-size="12pt" fo:font-weight="normal" officeooo:rsid="001e2857" officeooo:paragraph-rsid="002256a2" style:font-size-asian="10.5pt" style:font-weight-asian="normal" style:font-size-complex="12pt" style:font-weight-complex="normal"/>
    </style:style>
    <style:style style:name="P12" style:family="paragraph" style:parent-style-name="Standard">
      <style:text-properties fo:color="#000000" style:font-name="Open Sans Light" fo:font-size="12pt" fo:font-weight="normal" officeooo:rsid="0023e6a8" officeooo:paragraph-rsid="0023e6a8" style:font-size-asian="10.5pt" style:font-weight-asian="normal" style:font-size-complex="12pt" style:font-weight-complex="normal"/>
    </style:style>
    <style:style style:name="P13" style:family="paragraph" style:parent-style-name="Standard">
      <style:text-properties fo:color="#000000" style:font-name="Open Sans Light" fo:font-size="12pt" fo:font-weight="normal" officeooo:rsid="0024f4fd" officeooo:paragraph-rsid="0024f4fd" style:font-size-asian="10.5pt" style:font-weight-asian="normal" style:font-size-complex="12pt" style:font-weight-complex="normal"/>
    </style:style>
    <style:style style:name="P14" style:family="paragraph" style:parent-style-name="Standard">
      <style:text-properties fo:color="#000000" style:font-name="Open Sans Light" fo:font-size="12pt" fo:font-weight="normal" officeooo:rsid="002ca407" officeooo:paragraph-rsid="002ca407" style:font-size-asian="10.5pt" style:font-weight-asian="normal" style:font-size-complex="12pt" style:font-weight-complex="normal"/>
    </style:style>
    <style:style style:name="P15" style:family="paragraph" style:parent-style-name="Standard">
      <style:text-properties fo:color="#000000" style:font-name="Open Sans Light" fo:font-size="12pt" fo:font-weight="normal" officeooo:rsid="002ca407" officeooo:paragraph-rsid="002dd32e" style:font-size-asian="10.5pt" style:font-weight-asian="normal" style:font-size-complex="12pt" style:font-weight-complex="normal"/>
    </style:style>
    <style:style style:name="P16" style:family="paragraph" style:parent-style-name="Standard">
      <style:text-properties fo:color="#000000" style:font-name="Open Sans Light" fo:font-size="12pt" fo:font-weight="normal" officeooo:rsid="003b0a26" officeooo:paragraph-rsid="003b0a26" style:font-size-asian="10.5pt" style:font-weight-asian="normal" style:font-size-complex="12pt" style:font-weight-complex="normal"/>
    </style:style>
    <style:style style:name="P17" style:family="paragraph" style:parent-style-name="Standard">
      <style:text-properties fo:color="#000000" style:font-name="Open Sans Light" fo:font-size="12pt" fo:font-weight="normal" officeooo:rsid="003c964d" officeooo:paragraph-rsid="003c964d" style:font-size-asian="10.5pt" style:font-weight-asian="normal" style:font-size-complex="12pt" style:font-weight-complex="normal"/>
    </style:style>
    <style:style style:name="P18" style:family="paragraph" style:parent-style-name="Standard">
      <style:text-properties fo:color="#000000" style:font-name="Open Sans Light" fo:font-size="12pt" fo:font-weight="normal" officeooo:rsid="003c964d" officeooo:paragraph-rsid="00537184" style:font-size-asian="10.5pt" style:font-weight-asian="normal" style:font-size-complex="12pt" style:font-weight-complex="normal"/>
    </style:style>
    <style:style style:name="P19" style:family="paragraph" style:parent-style-name="Standard">
      <style:text-properties fo:color="#000000" style:font-name="Open Sans Light" fo:font-size="12pt" fo:font-weight="normal" officeooo:rsid="004a9107" officeooo:paragraph-rsid="004a9107" style:font-size-asian="10.5pt" style:font-weight-asian="normal" style:font-size-complex="12pt" style:font-weight-complex="normal"/>
    </style:style>
    <style:style style:name="P20" style:family="paragraph" style:parent-style-name="Standard">
      <style:text-properties fo:color="#000000" style:font-name="Open Sans Light" fo:font-size="12pt" fo:font-weight="normal" officeooo:rsid="0033852d" officeooo:paragraph-rsid="0033852d" style:font-size-asian="10.5pt" style:font-weight-asian="normal" style:font-size-complex="12pt" style:font-weight-complex="normal"/>
    </style:style>
    <style:style style:name="P21" style:family="paragraph" style:parent-style-name="Standard">
      <style:text-properties fo:color="#000000" style:font-name="Open Sans Light" fo:font-size="12pt" fo:font-weight="normal" officeooo:rsid="003751c9" officeooo:paragraph-rsid="003751c9" style:font-size-asian="10.5pt" style:font-weight-asian="normal" style:font-size-complex="12pt" style:font-weight-complex="normal"/>
    </style:style>
    <style:style style:name="P22" style:family="paragraph" style:parent-style-name="Standard">
      <style:text-properties fo:color="#000000" style:font-name="Open Sans Light" fo:font-size="12pt" fo:font-weight="normal" officeooo:rsid="00382f58" officeooo:paragraph-rsid="00382f58" style:font-size-asian="10.5pt" style:font-weight-asian="normal" style:font-size-complex="12pt" style:font-weight-complex="normal"/>
    </style:style>
    <style:style style:name="P23" style:family="paragraph" style:parent-style-name="Standard">
      <style:text-properties fo:color="#000000" style:font-name="Open Sans Light" fo:font-size="12pt" fo:font-weight="normal" officeooo:rsid="00382f58" officeooo:paragraph-rsid="00537184" style:font-size-asian="10.5pt" style:font-weight-asian="normal" style:font-size-complex="12pt" style:font-weight-complex="normal"/>
    </style:style>
    <style:style style:name="P24" style:family="paragraph" style:parent-style-name="Standard">
      <style:text-properties fo:color="#000000" style:font-name="Open Sans Light" fo:font-size="12pt" fo:font-weight="normal" officeooo:rsid="003eeae8" officeooo:paragraph-rsid="003eeae8" style:font-size-asian="10.5pt" style:font-weight-asian="normal" style:font-size-complex="12pt" style:font-weight-complex="normal"/>
    </style:style>
    <style:style style:name="P25" style:family="paragraph" style:parent-style-name="Standard">
      <style:text-properties fo:color="#000000" style:font-name="Open Sans Light" fo:font-size="12pt" fo:font-weight="normal" officeooo:rsid="00420a89" officeooo:paragraph-rsid="00420a89" style:font-size-asian="10.5pt" style:font-weight-asian="normal" style:font-size-complex="12pt" style:font-weight-complex="normal"/>
    </style:style>
    <style:style style:name="P26" style:family="paragraph" style:parent-style-name="Standard">
      <style:text-properties fo:color="#000000" style:font-name="Open Sans Light" fo:font-size="12pt" fo:font-weight="normal" officeooo:rsid="004a7332" officeooo:paragraph-rsid="004a7332" style:font-size-asian="10.5pt" style:font-weight-asian="normal" style:font-size-complex="12pt" style:font-weight-complex="normal"/>
    </style:style>
    <style:style style:name="P27" style:family="paragraph" style:parent-style-name="Standard">
      <style:text-properties fo:color="#000000" style:font-name="Open Sans Light" fo:font-size="12pt" fo:font-weight="bold" officeooo:rsid="002ca407" officeooo:paragraph-rsid="002ca407" style:font-size-asian="10.5pt" style:font-weight-asian="bold" style:font-size-complex="12pt" style:font-weight-complex="bold"/>
    </style:style>
    <style:style style:name="P28" style:family="paragraph" style:parent-style-name="Standard">
      <style:text-properties fo:color="#000000" style:font-name="Open Sans Light" fo:font-size="12pt" fo:font-weight="bold" officeooo:rsid="002ca407" officeooo:paragraph-rsid="002dd32e" style:font-size-asian="10.5pt" style:font-weight-asian="bold" style:font-size-complex="12pt" style:font-weight-complex="bold"/>
    </style:style>
    <style:style style:name="P29" style:family="paragraph" style:parent-style-name="Standard">
      <style:text-properties fo:color="#000000" style:font-name="Open Sans Light" fo:font-size="12pt" fo:font-weight="bold" officeooo:rsid="002dd32e" officeooo:paragraph-rsid="002dd32e" style:font-size-asian="10.5pt" style:font-weight-asian="bold" style:font-size-complex="12pt" style:font-weight-complex="bold"/>
    </style:style>
    <style:style style:name="P30" style:family="paragraph" style:parent-style-name="Standard">
      <style:text-properties fo:color="#000000" style:font-name="Open Sans Light" fo:font-size="12pt" fo:font-weight="bold" officeooo:rsid="003c964d" officeooo:paragraph-rsid="004a9107" style:font-size-asian="10.5pt" style:font-weight-asian="bold" style:font-size-complex="12pt" style:font-weight-complex="bold"/>
    </style:style>
    <style:style style:name="P31" style:family="paragraph" style:parent-style-name="Standard">
      <style:text-properties fo:color="#000000" style:font-name="Open Sans Light" fo:font-size="12pt" fo:font-weight="bold" officeooo:rsid="004a9107" officeooo:paragraph-rsid="004a9107" style:font-size-asian="10.5pt" style:font-weight-asian="bold" style:font-size-complex="12pt" style:font-weight-complex="bold"/>
    </style:style>
    <style:style style:name="P32" style:family="paragraph" style:parent-style-name="Standard">
      <style:text-properties fo:color="#000000" style:font-name="Open Sans Light" fo:font-size="12pt" fo:font-weight="bold" officeooo:rsid="002f937c" officeooo:paragraph-rsid="002f937c" style:font-size-asian="10.5pt" style:font-weight-asian="bold" style:font-size-complex="12pt" style:font-weight-complex="bold"/>
    </style:style>
    <style:style style:name="P33" style:family="paragraph" style:parent-style-name="Standard">
      <style:text-properties fo:color="#000000" style:font-name="Open Sans Light" fo:font-size="12pt" fo:font-weight="bold" officeooo:rsid="00318f0a" officeooo:paragraph-rsid="00318f0a" style:font-size-asian="10.5pt" style:font-weight-asian="bold" style:font-size-complex="12pt" style:font-weight-complex="bold"/>
    </style:style>
    <style:style style:name="P34" style:family="paragraph" style:parent-style-name="Standard">
      <style:text-properties fo:color="#000000" style:font-name="Open Sans Light" fo:font-size="12pt" fo:font-weight="bold" officeooo:rsid="003eeae8" officeooo:paragraph-rsid="003eeae8" style:font-size-asian="10.5pt" style:font-weight-asian="bold" style:font-size-complex="12pt" style:font-weight-complex="bold"/>
    </style:style>
    <style:style style:name="P35" style:family="paragraph" style:parent-style-name="Standard">
      <style:text-properties fo:color="#000000" style:font-name="Open Sans Light" fo:font-size="12pt" fo:font-weight="bold" officeooo:rsid="00420a89" officeooo:paragraph-rsid="00420a89" style:font-size-asian="10.5pt" style:font-weight-asian="bold" style:font-size-complex="12pt" style:font-weight-complex="bold"/>
    </style:style>
    <style:style style:name="P36" style:family="paragraph" style:parent-style-name="Standard">
      <style:text-properties fo:color="#000000" style:font-name="Open Sans Light" fo:font-size="12pt" fo:font-weight="bold" officeooo:rsid="00420a89" officeooo:paragraph-rsid="00474e1c" style:font-size-asian="10.5pt" style:font-weight-asian="bold" style:font-size-complex="12pt" style:font-weight-complex="bold"/>
    </style:style>
    <style:style style:name="P37" style:family="paragraph" style:parent-style-name="Standard">
      <style:text-properties fo:color="#000000" style:font-name="Open Sans Light" fo:font-size="14pt" fo:font-weight="bold" officeooo:rsid="002dd32e" officeooo:paragraph-rsid="00537184" style:font-size-asian="12.25pt" style:font-weight-asian="bold" style:font-size-complex="14pt" style:font-weight-complex="bold"/>
    </style:style>
    <style:style style:name="P38" style:family="paragraph" style:parent-style-name="Standard">
      <style:text-properties fo:color="#000000" style:font-name="Open Sans Light" fo:font-size="12pt" fo:font-weight="normal" officeooo:rsid="00420a89" officeooo:paragraph-rsid="00420a89"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font-weight="normal" officeooo:rsid="00474e1c" style:font-weight-asian="normal" style:font-weight-complex="normal"/>
    </style:style>
    <style:style style:name="T7" style:family="text">
      <style:text-properties fo:font-weight="normal" officeooo:rsid="0048d9a7" style:font-weight-asian="normal" style:font-weight-complex="normal"/>
    </style:style>
    <style:style style:name="T8" style:family="text">
      <style:text-properties fo:font-weight="normal" officeooo:rsid="004f46f9" style:font-weight-asian="normal" style:font-weight-complex="normal"/>
    </style:style>
    <style:style style:name="T9" style:family="text">
      <style:text-properties fo:font-weight="normal" officeooo:rsid="0050e55b" style:font-weight-asian="normal" style:font-weight-complex="normal"/>
    </style:style>
    <style:style style:name="T10" style:family="text">
      <style:text-properties fo:font-weight="normal" officeooo:rsid="00541e4e" style:font-weight-asian="normal" style:font-weight-complex="normal"/>
    </style:style>
    <style:style style:name="T11" style:family="text">
      <style:text-properties fo:color="#ffcc00" fo:font-weight="normal" style:font-weight-asian="normal" style:font-weight-complex="normal"/>
    </style:style>
    <style:style style:name="T12" style:family="text">
      <style:text-properties officeooo:rsid="001ca943"/>
    </style:style>
    <style:style style:name="T13" style:family="text">
      <style:text-properties officeooo:rsid="001e2857"/>
    </style:style>
    <style:style style:name="T14" style:family="text">
      <style:text-properties officeooo:rsid="0026e31f"/>
    </style:style>
    <style:style style:name="T15" style:family="text">
      <style:text-properties officeooo:rsid="002dd32e"/>
    </style:style>
    <style:style style:name="T16" style:family="text">
      <style:text-properties fo:font-weight="bold" style:font-weight-asian="bold" style:font-weight-complex="bold"/>
    </style:style>
    <style:style style:name="T17" style:family="text">
      <style:text-properties fo:font-weight="bold" officeooo:rsid="002dd32e" style:font-weight-asian="bold" style:font-weight-complex="bold"/>
    </style:style>
    <style:style style:name="T18" style:family="text">
      <style:text-properties fo:font-weight="bold" officeooo:rsid="004efc82" style:font-weight-asian="bold" style:font-weight-complex="bold"/>
    </style:style>
    <style:style style:name="T19" style:family="text">
      <style:text-properties fo:font-weight="bold" officeooo:rsid="003b0a26" style:font-weight-asian="bold" style:font-weight-complex="bold"/>
    </style:style>
    <style:style style:name="T20" style:family="text">
      <style:text-properties officeooo:rsid="002f937c"/>
    </style:style>
    <style:style style:name="T21" style:family="text">
      <style:text-properties officeooo:rsid="00393dd2"/>
    </style:style>
    <style:style style:name="T22" style:family="text">
      <style:text-properties officeooo:rsid="003b0a26"/>
    </style:style>
    <style:style style:name="T23" style:family="text">
      <style:text-properties officeooo:rsid="003e5e31"/>
    </style:style>
    <style:style style:name="T24" style:family="text">
      <style:text-properties officeooo:rsid="00435ce7"/>
    </style:style>
    <style:style style:name="T25" style:family="text">
      <style:text-properties officeooo:rsid="00438438"/>
    </style:style>
    <style:style style:name="T26" style:family="text">
      <style:text-properties officeooo:rsid="00451b82"/>
    </style:style>
    <style:style style:name="T27" style:family="text">
      <style:text-properties officeooo:rsid="00474e1c"/>
    </style:style>
    <style:style style:name="T28" style:family="text">
      <style:text-properties officeooo:rsid="0048d9a7"/>
    </style:style>
    <style:style style:name="T29" style:family="text">
      <style:text-properties officeooo:rsid="004a9107"/>
    </style:style>
    <style:style style:name="T30" style:family="text">
      <style:text-properties officeooo:rsid="004efc82"/>
    </style:style>
    <style:style style:name="T31" style:family="text">
      <style:text-properties officeooo:rsid="004f46f9"/>
    </style:style>
    <style:style style:name="T32" style:family="text">
      <style:text-properties officeooo:rsid="00537184"/>
    </style:style>
    <style:style style:name="T33" style:family="text">
      <style:text-properties officeooo:rsid="0054154e"/>
    </style:style>
    <style:style style:name="T34" style:family="text">
      <style:text-properties officeooo:rsid="00541e4e"/>
    </style:style>
    <style:style style:name="T35" style:family="text">
      <style:text-properties officeooo:rsid="0054e0ca"/>
    </style:style>
    <style:style style:name="T36" style:family="text">
      <style:text-properties officeooo:rsid="00550320"/>
    </style:style>
    <style:style style:name="T37" style:family="text">
      <style:text-properties officeooo:rsid="0055ece8"/>
    </style:style>
    <style:style style:name="T38" style:family="text">
      <style:text-properties officeooo:rsid="00562d4d"/>
    </style:style>
    <style:style style:name="T39" style:family="text">
      <style:text-properties officeooo:rsid="005688dd"/>
    </style:style>
    <style:style style:name="T40" style:family="text">
      <style:text-properties officeooo:rsid="0057fe94"/>
    </style:style>
    <style:style style:name="T41" style:family="text">
      <style:text-properties officeooo:rsid="00585869"/>
    </style:style>
    <style:style style:name="T42" style:family="text">
      <style:text-properties officeooo:rsid="0059acb8"/>
    </style:style>
    <style:style style:name="T43" style:family="text">
      <style:text-properties officeooo:rsid="005a39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2">course: CS446 <text:s text:c="7"/>t</text:span>eam: BB<text:span text:style-name="T42">8 <text:s text:c="7"/>p</text:span>roject: WAT<text:span text:style-name="T11">hub</text:span></text:p>
      <text:p text:style-name="P2"/>
      <text:p text:style-name="P2"><text:span text:style-name="T12">m</text:span>embers [quest ID, email]:</text:p>
      <text:p text:style-name="P3"><text:span text:style-name="T1">-</text:span> <text:span text:style-name="T1">Mahammad Ismayilzada <text:s text:c="19"/>[</text:span><text:span text:style-name="T8">20496519</text:span><text:span text:style-name="T1">, mismayil@uwaterloo.</text:span><text:span text:style-name="T8">ca</text:span><text:span text:style-name="T1">]</text:span></text:p>
      <text:p text:style-name="P4">- Jeyhun Orujlu <text:s text:c="38"/>[<text:span text:style-name="T31">20494639</text:span>, jorujlu@uwaterloo.ca]</text:p>
      <text:p text:style-name="P4">- Samir Musali <text:s text:c="39"/>[<text:span text:style-name="T31">20491904</text:span>, smusali@uwaterloo.ca]</text:p>
      <text:p text:style-name="P2"><text:span text:style-name="T1">- Nurlan Masimli <text:s text:c="35"/>[</text:span><text:span text:style-name="T8">20490844</text:span><text:span text:style-name="T1">, </text:span><text:span text:style-name="T2">nmasimli@uwaterloo.ca</text:span><text:span text:style-name="T1">]</text:span></text:p>
      <text:p text:style-name="P6"/>
      <text:p text:style-name="P5"><text:span text:style-name="T12">a</text:span>bout:</text:p>
      <text:p text:style-name="P10">Our project is called WAThub, because we aim to create a social hub for UW students that will allow them to accomplish a lot of things in one unified platform. This will be an Android app<text:span text:style-name="T32">lication</text:span> and will only be available for UW students. <text:span text:style-name="T13">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11">- create their profiles,</text:p>
      <text:p text:style-name="P11">- share what is happening around UW campus,</text:p>
      <text:p text:style-name="P11">- create group studies and have other people join them,</text:p>
      <text:p text:style-name="P11">- ask questions and get help quickly,</text:p>
      <text:p text:style-name="P11">- sell and/or buy books more easily,</text:p>
      <text:p text:style-name="P11">- look for and/or offer carpooling services,</text:p>
      <text:p text:style-name="P11">- directly message people to communicate fast and make new friends <text:span text:style-name="T43">and</text:span></text:p>
      <text:p text:style-name="P10">- <text:span text:style-name="T15">vote for posts and comment on them.</text:span></text:p>
      <text:p text:style-name="P12">We also think that mobile platform is the ideal application form for this project since all <text:span text:style-name="T43">of us</text:span> have cellphones and it will be super easy and quick to use, do all the above activities instantaneously whenever and wherever they want.</text:p>
      <text:p text:style-name="P7"/>
      <text:p text:style-name="P7">risks:</text:p>
      <text:p text:style-name="P13">We know that our app<text:span text:style-name="T32">lication</text:span>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text:span text:style-name="T33">lication</text:span> has bugs and/or is too slow. To minimize the first risk, we tried to only include those core features that are good enough <text:span text:style-name="T14">for our project to be viably useful and reasonable enough in terms of difficulty to be able to finish within available time period. For the other two risks, we will try to write clean code, unit test it as we go and use efficient algorithms whenever we can.</text:span></text:p>
      <text:p text:style-name="P8"><text:soft-page-break/>functional properties:</text:p>
      <text:p text:style-name="P14"><text:span text:style-name="T22">Our application will allow UW students to do a lot of things in one place and help them study, socialize and share in a more convenient way. This application will unite many useful functionalities in itself to make UW students' lives much easier. </text:span>The project will support following functions:</text:p>
      <text:p text:style-name="P27">- login with UW email address</text:p>
      <text:p text:style-name="P16">Only UW students will be able to sign up for an account on our app<text:span text:style-name="T34">lication</text:span> and this will be verified by their university email addresses.</text:p>
      <text:p text:style-name="P27">- create a profile and add information about yourself</text:p>
      <text:p text:style-name="P16">Students will be able to create their profiles with an avatar and all other interesting info about them including their bio, interests, contact info, courses they take and etc.</text:p>
      <text:p text:style-name="P27">- share about events that are happening at UW</text:p>
      <text:p text:style-name="P17">Students will quickly share about events happening around campus and all other users will see it in their news feed once they open the app<text:span text:style-name="T34">lication</text:span>. </text:p>
      <text:p text:style-name="P27">- create/join a group study and share it to have other people join you</text:p>
      <text:p text:style-name="P17">Students will create group study posts that will be open to anyone to join if they want to and this will help them to study together and socialize.</text:p>
      <text:p text:style-name="P27">- sell/buy books</text:p>
      <text:p text:style-name="P17">Students will also be able to post to sell and/or buy a book for a specific course <text:span text:style-name="T43">or generally</text:span>. </text:p>
      <text:p text:style-name="P28">- <text:span text:style-name="T15">offer/find carpooling service</text:span></text:p>
      <text:p text:style-name="P17">Carpooling post type will also be available separately to make this process easier for students.</text:p>
      <text:p text:style-name="P29">- ask a question and get help</text:p>
      <text:p text:style-name="P17">Students can also ask questions on any course or generally and answer to questions asked already to help other students.</text:p>
      <text:p text:style-name="P29">- chat with other people</text:p>
      <text:p text:style-name="P17">We will also provide direct messaging within the app<text:span text:style-name="T34">lication</text:span> to make it easier for students to contact each other if needed.</text:p>
      <text:p text:style-name="P29">- search for a specific type of post</text:p>
      <text:p text:style-name="P17">Probably the most <text:span text:style-name="T43">important </text:span>feature of this app<text:span text:style-name="T34">lication</text:span>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30">- <text:span text:style-name="T29">see your all activities in personal activities tab</text:span></text:p>
      <text:p text:style-name="P19">Every student will be able to keep track of its activities in a private tab.</text:p>
      <text:p text:style-name="P31">- get notifications related to your posts</text:p>
      <text:p text:style-name="P19">If someone wants to join your group study or votes for your post, you will get a notification about that. Notifications will be available for other activities, too.</text:p>
      <text:p text:style-name="P28">- <text:span text:style-name="T20">vote for posts and comment on them</text:span></text:p>
      <text:p text:style-name="P18">Finally, students will also be able to vote for interesting posts and comment on them to follow up. <text:span text:style-name="T23">Filtering for most voted posts will also be available.</text:span></text:p>
      <text:p text:style-name="P37"><text:soft-page-break/>typical user scenarios:</text:p>
      <text:p text:style-name="P15"><text:span text:style-name="T17">1.</text:span><text:span text:style-name="T15"> You are an UW student and want to attend as many events as you can that are happening at the university. Probably you use different websites or mobile apps to learn about them. But now you just open this application and see what other people have shared recently about what is going on around campus. You vote for your favorite posts and/or comment on them and message people to follow up about further details.</text:span></text:p>
      <text:p text:style-name="P20">The benefit is that you get to be aware of events in real time.</text:p>
      <text:p text:style-name="P15"/>
      <text:p text:style-name="P32">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text:span><text:span text:style-name="T10">lication</text:span><text:span text:style-name="T3"> and create a group study for this midterm and share it to have other people join you. Once other students expressed their interest in joining you, you </text:span><text:span text:style-name="T9">get </text:span><text:span text:style-name="T3">together </text:span><text:span text:style-name="T9">to study </text:span><text:span text:style-name="T3">for </text:span><text:span text:style-name="T9">the </text:span><text:span text:style-name="T3">midterm and in the meantime, make new friends as well. </text:span><text:span text:style-name="T5">The benefit is that you both study and socialize with other people you did not know before.</text:span></text:p>
      <text:p text:style-name="P32"/>
      <text:p text:style-name="P33">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text:span><text:span text:style-name="T10">lication</text:span><text:span text:style-name="T4"> and post your ad with all the details (course, price, condition etc.) for your course X and also with app</text:span><text:span text:style-name="T10">lication</text:span><text:span text:style-name="T4">'s filtering option you search for a book with an exact course code, price range or even condition of the book! </text:span><text:span text:style-name="T5">This is both beneficial and efficient way for exchanging books.</text:span></text:p>
      <text:p text:style-name="P33"/>
      <text:p text:style-name="P9">non-functional properties:</text:p>
      <text:p text:style-name="P21">There are several non-functional properties that our app<text:span text:style-name="T35">lication</text:span> will need to support in order to deliver a great user experience. Most important ones would be following ones:</text:p>
      <text:p text:style-name="P21"/>
      <text:p text:style-name="P21"><text:span text:style-name="T16">-</text:span> <text:span text:style-name="T16">performance</text:span></text:p>
      <text:p text:style-name="P22">One of the core (probably the most important) properties of an app<text:span text:style-name="T36">lication</text:span> is the performance. This includes response time, processing time and query time. Since our app<text:span text:style-name="T37">lication</text:span> is a social app<text:span text:style-name="T37">lication</text:span>, users will need to see real time updates, share quickly and search fast. That's why we will try to put more emphasis on this non-functional aspect of the project to make sure our app<text:span text:style-name="T38">lication</text:span> is reasonably responsive to use.</text:p>
      <text:p text:style-name="P22"/>
      <text:p text:style-name="P22"><text:span text:style-name="T16">-</text:span> <text:span text:style-name="T16">scalability</text:span></text:p>
      <text:p text:style-name="P23">Another core property of our app<text:span text:style-name="T39">lication</text:span> would be capacity or scalability because of its social network nature. <text:span text:style-name="T21">As a social platform, number of users may increase in the future (which is what we would want as well) and we should take that into consideration when we develop our application. We should make sure that our application is well scalable in its resources, storage and performance as well.</text:span></text:p>
      <text:p text:style-name="P23"><text:soft-page-break/><text:span text:style-name="T16">- </text:span><text:span text:style-name="T19">maintainability</text:span></text:p>
      <text:p text:style-name="P16">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text:span text:style-name="T43">source code</text:span> as simple as possible to understand by high cohesion and low coupling. </text:p>
      <text:p text:style-name="P34"/>
      <text:p text:style-name="P34">- security/privacy</text:p>
      <text:p text:style-name="P24">Since we aim to make this app<text:span text:style-name="T41">lication</text:span> available for only UW students, we should make sure that the verification step is correct and secure. We will also need to worry about the password encryption and privacy of our users.</text:p>
      <text:p text:style-name="P25"/>
      <text:p text:style-name="P25">The breakdown of major activities with expected start and end times, involved time and possible assignees would be as follows:</text:p>
      <text:p text:style-name="P35"/>
      <text:p text:style-name="P35">- project setup <text:span text:style-name="T1">(28 Jan, 1-2 hours, Mahammad)</text:span></text:p>
      <text:p text:style-name="P35">- architectural design <text:span text:style-name="T1">(29 Jan, 3-4 hours, teamwork)</text:span></text:p>
      <text:p text:style-name="P35">- database design <text:span text:style-name="T1">(30 Jan, 3-4 hours, teamwork)</text:span></text:p>
      <text:p text:style-name="P35">- <text:span text:style-name="T25">database implementation </text:span><text:span text:style-name="T6">(Feb - Mar, </text:span><text:span text:style-name="T7">teamwork)</text:span></text:p>
      <text:p text:style-name="P35">- <text:span text:style-name="T24">login/logout </text:span><text:span text:style-name="T7">(30 Jan – 2 Feb, 10 hours, teamwork)</text:span></text:p>
      <text:p text:style-name="P35">- <text:span text:style-name="T24">profile creation </text:span><text:span text:style-name="T7">(2 Feb – 6 Feb, 15 hours, teamwork)</text:span></text:p>
      <text:p text:style-name="P35">- <text:span text:style-name="T24">event post </text:span><text:span text:style-name="T7">(6 Feb – 9 Feb, 10 hours)</text:span></text:p>
      <text:p text:style-name="P35">- <text:span text:style-name="T24">group study post </text:span><text:span text:style-name="T7">(9 Feb – 12 Feb, 10 hours)</text:span></text:p>
      <text:p text:style-name="P35">- <text:span text:style-name="T24">book exchange post </text:span><text:span text:style-name="T7">(12 Feb – 15 Feb, 10 hours)</text:span></text:p>
      <text:p text:style-name="P35">- <text:span text:style-name="T24">carpool post </text:span><text:span text:style-name="T7">(15 Feb – 18 Feb, 10 hours)</text:span></text:p>
      <text:p text:style-name="P35">- <text:span text:style-name="T24">question/answer post </text:span><text:span text:style-name="T7">(18 Feb – 21 Feb, 10 hours)</text:span></text:p>
      <text:p text:style-name="P35">- <text:span text:style-name="T27">personal activities tab </text:span><text:span text:style-name="T7">(21 Feb – 24 Feb, 10 hours)</text:span></text:p>
      <text:p text:style-name="P35">- <text:span text:style-name="T24">search/filter implementation </text:span><text:span text:style-name="T7">(24 Feb – 29 Feb, 20 hours, teamwork)</text:span></text:p>
      <text:p text:style-name="P35">- <text:span text:style-name="T27">notification support </text:span><text:span text:style-name="T7">(1 Mar – 5 Mar, 15 hours)</text:span></text:p>
      <text:p text:style-name="P36">- <text:span text:style-name="T24">messaging support </text:span><text:span text:style-name="T7">(5 Mar – 10 Mar, 20 hours, teamwork)</text:span></text:p>
      <text:p text:style-name="P35">- <text:span text:style-name="T24">post voting support </text:span><text:span text:style-name="T7">(10 Mar – 14 Mar, 10 hours)</text:span></text:p>
      <text:p text:style-name="P35">- <text:span text:style-name="T24">post comment support </text:span><text:span text:style-name="T7">(14 Mar – 18 Mar, 10 hours)</text:span></text:p>
      <text:p text:style-name="P35">- <text:span text:style-name="T26">settings tab </text:span><text:span text:style-name="T7">(18 Mar – 20 Mar, 5 hours)</text:span></text:p>
      <text:p text:style-name="P35">- <text:span text:style-name="T28">testing and deployment </text:span><text:span text:style-name="T7">(20 Mar – 28 Mar, 20 hours, teamwork)</text:span></text:p>
      <text:p text:style-name="P19">Of course, this is a roughly estimated time breakdown and may change during the course of development.</text:p>
      <text:p text:style-name="P26">We are also going to use some tools and resources to facilitate and speed up our development process. These include <text:span text:style-name="T16">git</text:span> for version controlling, <text:span text:style-name="T16">Bitbucket</text:span> to <text:span text:style-name="T31">host our project</text:span>, <text:span text:style-name="T16">Asana</text:span> to keep track of tasks assigned and completed, <text:span text:style-name="T18">parse.com or Google App Engine </text:span><text:span text:style-name="T30">to host our database and finally, </text:span><text:span text:style-name="T16">Slack </text:span>to communicate faster, discuss everything about the project and schedule weekly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4T00:51:14.573557024</dc:date>
    <meta:editing-duration>PT12H24M43S</meta:editing-duration>
    <meta:editing-cycles>47</meta:editing-cycles>
    <meta:generator>LibreOffice/4.2.8.2$Linux_X86_64 LibreOffice_project/420m0$Build-2</meta:generator>
    <meta:document-statistic meta:table-count="0" meta:image-count="0" meta:object-count="0" meta:page-count="4" meta:paragraph-count="82" meta:word-count="1693" meta:character-count="9837" meta:non-whitespace-character-count="8063"/>
  </office:meta>
</office:document-meta>
</file>